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11-05 13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6248" calcext:value-type="float">
            <text:p>14.17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32" calcext:value-type="float">
            <text:p>14.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1488" calcext:value-type="float">
            <text:p>14.19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844" calcext:value-type="float">
            <text:p>14.18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94" calcext:value-type="float">
            <text:p>14.24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0736" calcext:value-type="float">
            <text:p>14.27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512" calcext:value-type="float">
            <text:p>14.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4744" calcext:value-type="float">
            <text:p>14.33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2176" calcext:value-type="float">
            <text:p>14.36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4368" calcext:value-type="float">
            <text:p>14.37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2656" calcext:value-type="float">
            <text:p>14.39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4848" calcext:value-type="float">
            <text:p>14.40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6664" calcext:value-type="float">
            <text:p>14.45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084" calcext:value-type="float">
            <text:p>14.34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8648" calcext:value-type="float">
            <text:p>14.32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7688" calcext:value-type="float">
            <text:p>14.26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10-21 19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6352" calcext:value-type="float">
            <text:p>14.24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416" calcext:value-type="float">
            <text:p>14.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272" calcext:value-type="float">
            <text:p>14.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6624" calcext:value-type="float">
            <text:p>14.13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796" calcext:value-type="float">
            <text:p>14.15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32" calcext:value-type="float">
            <text:p>14.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272" calcext:value-type="float">
            <text:p>14.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9672" calcext:value-type="float">
            <text:p>14.13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9672" calcext:value-type="float">
            <text:p>14.13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8816" calcext:value-type="float">
            <text:p>14.14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4912" calcext:value-type="float">
            <text:p>14.15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892" calcext:value-type="float">
            <text:p>14.21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1968" calcext:value-type="float">
            <text:p>14.22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1112" calcext:value-type="float">
            <text:p>14.23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416" calcext:value-type="float">
            <text:p>14.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2072" calcext:value-type="float">
            <text:p>14.29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2176" calcext:value-type="float">
            <text:p>14.36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608" calcext:value-type="float">
            <text:p>14.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3032" calcext:value-type="float">
            <text:p>14.35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608" calcext:value-type="float">
            <text:p>14.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084" calcext:value-type="float">
            <text:p>14.34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4264" calcext:value-type="float">
            <text:p>14.30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9024" calcext:value-type="float">
            <text:p>14.28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2072" calcext:value-type="float">
            <text:p>14.29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464" calcext:value-type="float">
            <text:p>14.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1112" calcext:value-type="float">
            <text:p>14.23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6248" calcext:value-type="float">
            <text:p>14.17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6144" calcext:value-type="float">
            <text:p>14.10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5288" calcext:value-type="float">
            <text:p>14.11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4432" calcext:value-type="float">
            <text:p>14.12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9672" calcext:value-type="float">
            <text:p>14.13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1864" calcext:value-type="float">
            <text:p>14.15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4056" calcext:value-type="float">
            <text:p>14.16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9776" calcext:value-type="float">
            <text:p>14.20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7688" calcext:value-type="float">
            <text:p>14.26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8544" calcext:value-type="float">
            <text:p>14.25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2448" calcext:value-type="float">
            <text:p>14.25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7208" calcext:value-type="float">
            <text:p>14.23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5872" calcext:value-type="float">
            <text:p>14.21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368" calcext:value-type="float">
            <text:p>14.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6248" calcext:value-type="float">
            <text:p>14.17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9672" calcext:value-type="float">
            <text:p>14.13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7856" calcext:value-type="float">
            <text:p>14.08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9944" calcext:value-type="float">
            <text:p>14.02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9944" calcext:value-type="float">
            <text:p>14.02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6896" calcext:value-type="float">
            <text:p>14.02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2992" calcext:value-type="float">
            <text:p>14.03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5184" calcext:value-type="float">
            <text:p>14.04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652" calcext:value-type="float">
            <text:p>14.06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5288" calcext:value-type="float">
            <text:p>14.11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2344" calcext:value-type="float">
            <text:p>14.18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6248" calcext:value-type="float">
            <text:p>14.17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4056" calcext:value-type="float">
            <text:p>14.16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1864" calcext:value-type="float">
            <text:p>14.15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9672" calcext:value-type="float">
            <text:p>14.13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3576" calcext:value-type="float">
            <text:p>14.13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5288" calcext:value-type="float">
            <text:p>14.11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7856" calcext:value-type="float">
            <text:p>14.08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4328" calcext:value-type="float">
            <text:p>14.05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08" calcext:value-type="float">
            <text:p>14.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4224" calcext:value-type="float">
            <text:p>13.98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8024" calcext:value-type="float">
            <text:p>13.90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888" calcext:value-type="float">
            <text:p>13.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7168" calcext:value-type="float">
            <text:p>13.91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936" calcext:value-type="float">
            <text:p>13.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8504" calcext:value-type="float">
            <text:p>13.93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0696" calcext:value-type="float">
            <text:p>13.95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2032" calcext:value-type="float">
            <text:p>13.97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3368" calcext:value-type="float">
            <text:p>13.99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604" calcext:value-type="float">
            <text:p>14.03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3952" calcext:value-type="float">
            <text:p>14.09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8336" calcext:value-type="float">
            <text:p>14.11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5768" calcext:value-type="float">
            <text:p>14.14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272" calcext:value-type="float">
            <text:p>14.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748" calcext:value-type="float">
            <text:p>14.12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9192" calcext:value-type="float">
            <text:p>14.10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3952" calcext:value-type="float">
            <text:p>14.09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0528" calcext:value-type="float">
            <text:p>14.13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9192" calcext:value-type="float">
            <text:p>14.10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032" calcext:value-type="float">
            <text:p>13.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4224" calcext:value-type="float">
            <text:p>13.98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7272" calcext:value-type="float">
            <text:p>13.98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2512" calcext:value-type="float">
            <text:p>14.00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4704" calcext:value-type="float">
            <text:p>14.01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8232" calcext:value-type="float">
            <text:p>14.04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7856" calcext:value-type="float">
            <text:p>14.08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128" calcext:value-type="float">
            <text:p>14.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8608" calcext:value-type="float">
            <text:p>14.00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984" calcext:value-type="float">
            <text:p>13.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1928" calcext:value-type="float">
            <text:p>13.90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6584" calcext:value-type="float">
            <text:p>13.81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744" calcext:value-type="float">
            <text:p>13.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22" calcext:value-type="float">
            <text:p>13.79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6104" calcext:value-type="float">
            <text:p>13.78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696" calcext:value-type="float">
            <text:p>13.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0864" calcext:value-type="float">
            <text:p>13.77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4768" calcext:value-type="float">
            <text:p>13.76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8672" calcext:value-type="float">
            <text:p>13.75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7-16 12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3912" calcext:value-type="float">
            <text:p>13.77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0864" calcext:value-type="float">
            <text:p>13.77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696" calcext:value-type="float">
            <text:p>13.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0864" calcext:value-type="float">
            <text:p>13.77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744" calcext:value-type="float">
            <text:p>13.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7064" calcext:value-type="float">
            <text:p>13.84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1448" calcext:value-type="float">
            <text:p>13.87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0112" calcext:value-type="float">
            <text:p>13.85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0488" calcext:value-type="float">
            <text:p>13.81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124" calcext:value-type="float">
            <text:p>13.73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3328" calcext:value-type="float">
            <text:p>13.67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9424" calcext:value-type="float">
            <text:p>13.67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1616" calcext:value-type="float">
            <text:p>13.69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9424" calcext:value-type="float">
            <text:p>13.67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028" calcext:value-type="float">
            <text:p>13.67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552" calcext:value-type="float">
            <text:p>13.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8568" calcext:value-type="float">
            <text:p>13.68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8568" calcext:value-type="float">
            <text:p>13.68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076" calcext:value-type="float">
            <text:p>13.70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7336" calcext:value-type="float">
            <text:p>13.73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0008" calcext:value-type="float">
            <text:p>13.78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2576" calcext:value-type="float">
            <text:p>13.75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9048" calcext:value-type="float">
            <text:p>13.71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1136" calcext:value-type="float">
            <text:p>13.66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7984" calcext:value-type="float">
            <text:p>13.58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7984" calcext:value-type="float">
            <text:p>13.58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0552" calcext:value-type="float">
            <text:p>13.56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1408" calcext:value-type="float">
            <text:p>13.55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836" calcext:value-type="float">
            <text:p>13.54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836" calcext:value-type="float">
            <text:p>13.54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9216" calcext:value-type="float">
            <text:p>13.53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9696" calcext:value-type="float">
            <text:p>13.56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2744" calcext:value-type="float">
            <text:p>13.57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884" calcext:value-type="float">
            <text:p>13.57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0176" calcext:value-type="float">
            <text:p>13.60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5416" calcext:value-type="float">
            <text:p>13.61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5896" calcext:value-type="float">
            <text:p>13.64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076" calcext:value-type="float">
            <text:p>13.70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124" calcext:value-type="float">
            <text:p>13.73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6" calcext:value-type="float">
            <text:p>13.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1616" calcext:value-type="float">
            <text:p>13.69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3328" calcext:value-type="float">
            <text:p>13.67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8568" calcext:value-type="float">
            <text:p>13.68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1136" calcext:value-type="float">
            <text:p>13.66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932" calcext:value-type="float">
            <text:p>13.60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7024" calcext:value-type="float">
            <text:p>13.52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7024" calcext:value-type="float">
            <text:p>13.52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0072" calcext:value-type="float">
            <text:p>13.53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0072" calcext:value-type="float">
            <text:p>13.53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7504" calcext:value-type="float">
            <text:p>13.55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7504" calcext:value-type="float">
            <text:p>13.55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408" calcext:value-type="float">
            <text:p>13.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408" calcext:value-type="float">
            <text:p>13.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7608" calcext:value-type="float">
            <text:p>13.62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2848" calcext:value-type="float">
            <text:p>13.64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504" calcext:value-type="float">
            <text:p>13.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4664" calcext:value-type="float">
            <text:p>13.69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1992" calcext:value-type="float">
            <text:p>13.65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6272" calcext:value-type="float">
            <text:p>13.60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6168" calcext:value-type="float">
            <text:p>13.53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788" calcext:value-type="float">
            <text:p>13.51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1784" calcext:value-type="float">
            <text:p>13.51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1784" calcext:value-type="float">
            <text:p>13.51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4832" calcext:value-type="float">
            <text:p>13.51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7024" calcext:value-type="float">
            <text:p>13.52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7024" calcext:value-type="float">
            <text:p>13.52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7984" calcext:value-type="float">
            <text:p>13.58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7128" calcext:value-type="float">
            <text:p>13.59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3224" calcext:value-type="float">
            <text:p>13.60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7128" calcext:value-type="float">
            <text:p>13.59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3224" calcext:value-type="float">
            <text:p>13.60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5416" calcext:value-type="float">
            <text:p>13.61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0656" calcext:value-type="float">
            <text:p>13.63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1992" calcext:value-type="float">
            <text:p>13.65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076" calcext:value-type="float">
            <text:p>13.70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3056" calcext:value-type="float">
            <text:p>13.78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744" calcext:value-type="float">
            <text:p>13.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6584" calcext:value-type="float">
            <text:p>13.81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2472" calcext:value-type="float">
            <text:p>13.68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7608" calcext:value-type="float">
            <text:p>13.62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9696" calcext:value-type="float">
            <text:p>13.56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0448" calcext:value-type="float">
            <text:p>13.49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0448" calcext:value-type="float">
            <text:p>13.49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6544" calcext:value-type="float">
            <text:p>13.49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3496" calcext:value-type="float">
            <text:p>13.49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4-23 15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0448" calcext:value-type="float">
            <text:p>13.49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4352" calcext:value-type="float">
            <text:p>13.48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6544" calcext:value-type="float">
            <text:p>13.49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4832" calcext:value-type="float">
            <text:p>13.51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36" calcext:value-type="float">
            <text:p>13.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3224" calcext:value-type="float">
            <text:p>13.60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4936" calcext:value-type="float">
            <text:p>13.58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0552" calcext:value-type="float">
            <text:p>13.56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6544" calcext:value-type="float">
            <text:p>13.49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8152" calcext:value-type="float">
            <text:p>13.40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9488" calcext:value-type="float">
            <text:p>13.42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8632" calcext:value-type="float">
            <text:p>13.43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3392" calcext:value-type="float">
            <text:p>13.42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3392" calcext:value-type="float">
            <text:p>13.42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9968" calcext:value-type="float">
            <text:p>13.45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3872" calcext:value-type="float">
            <text:p>13.45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8632" calcext:value-type="float">
            <text:p>13.43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9968" calcext:value-type="float">
            <text:p>13.45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5208" calcext:value-type="float">
            <text:p>13.47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264" calcext:value-type="float">
            <text:p>13.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5312" calcext:value-type="float">
            <text:p>13.54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1888" calcext:value-type="float">
            <text:p>13.58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1408" calcext:value-type="float">
            <text:p>13.55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6064" calcext:value-type="float">
            <text:p>13.46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7296" calcext:value-type="float">
            <text:p>13.41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9488" calcext:value-type="float">
            <text:p>13.42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4728" calcext:value-type="float">
            <text:p>13.44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692" calcext:value-type="float">
            <text:p>13.45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6064" calcext:value-type="float">
            <text:p>13.46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7776" calcext:value-type="float">
            <text:p>13.44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5584" calcext:value-type="float">
            <text:p>13.43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8632" calcext:value-type="float">
            <text:p>13.43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3016" calcext:value-type="float">
            <text:p>13.46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6064" calcext:value-type="float">
            <text:p>13.46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692" calcext:value-type="float">
            <text:p>13.45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3872" calcext:value-type="float">
            <text:p>13.45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9112" calcext:value-type="float">
            <text:p>13.46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9112" calcext:value-type="float">
            <text:p>13.46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5584" calcext:value-type="float">
            <text:p>13.43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5208" calcext:value-type="float">
            <text:p>13.47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4352" calcext:value-type="float">
            <text:p>13.48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3496" calcext:value-type="float">
            <text:p>13.49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264" calcext:value-type="float">
            <text:p>13.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0928" calcext:value-type="float">
            <text:p>13.52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8736" calcext:value-type="float">
            <text:p>13.50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36" calcext:value-type="float">
            <text:p>13.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7984" calcext:value-type="float">
            <text:p>13.58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4936" calcext:value-type="float">
            <text:p>13.58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0656" calcext:value-type="float">
            <text:p>13.63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3704" calcext:value-type="float">
            <text:p>13.63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8192" calcext:value-type="float">
            <text:p>13.72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8672" calcext:value-type="float">
            <text:p>13.75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9528" calcext:value-type="float">
            <text:p>13.74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9048" calcext:value-type="float">
            <text:p>13.71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3704" calcext:value-type="float">
            <text:p>13.63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6648" calcext:value-type="float">
            <text:p>13.56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5792" calcext:value-type="float">
            <text:p>13.57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6272" calcext:value-type="float">
            <text:p>13.60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7608" calcext:value-type="float">
            <text:p>13.62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8088" calcext:value-type="float">
            <text:p>13.65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6856" calcext:value-type="float">
            <text:p>13.70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4016" calcext:value-type="float">
            <text:p>13.84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9424" calcext:value-type="float">
            <text:p>13.67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8568" calcext:value-type="float">
            <text:p>13.68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744" calcext:value-type="float">
            <text:p>13.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1136" calcext:value-type="float">
            <text:p>13.66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1136" calcext:value-type="float">
            <text:p>13.66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1136" calcext:value-type="float">
            <text:p>13.66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3912" calcext:value-type="float">
            <text:p>13.77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6208" calcext:value-type="float">
            <text:p>13.85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076" calcext:value-type="float">
            <text:p>13.70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1136" calcext:value-type="float">
            <text:p>13.66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1616" calcext:value-type="float">
            <text:p>13.69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9424" calcext:value-type="float">
            <text:p>13.67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028" calcext:value-type="float">
            <text:p>13.67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7712" calcext:value-type="float">
            <text:p>13.69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6856" calcext:value-type="float">
            <text:p>13.70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2576" calcext:value-type="float">
            <text:p>13.75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22" calcext:value-type="float">
            <text:p>13.79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0112" calcext:value-type="float">
            <text:p>13.85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4016" calcext:value-type="float">
            <text:p>13.84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792" calcext:value-type="float">
            <text:p>13.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22" calcext:value-type="float">
            <text:p>13.79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5624" calcext:value-type="float">
            <text:p>13.75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124" calcext:value-type="float">
            <text:p>13.73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648" calcext:value-type="float">
            <text:p>13.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792" calcext:value-type="float">
            <text:p>13.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2952" calcext:value-type="float">
            <text:p>13.71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8192" calcext:value-type="float">
            <text:p>13.72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7336" calcext:value-type="float">
            <text:p>13.73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9048" calcext:value-type="float">
            <text:p>13.71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8192" calcext:value-type="float">
            <text:p>13.72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8192" calcext:value-type="float">
            <text:p>13.72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3432" calcext:value-type="float">
            <text:p>13.74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4288" calcext:value-type="float">
            <text:p>13.73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9904" calcext:value-type="float">
            <text:p>13.70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4288" calcext:value-type="float">
            <text:p>13.73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7336" calcext:value-type="float">
            <text:p>13.73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1-16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0384" calcext:value-type="float">
            <text:p>13.74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8672" calcext:value-type="float">
            <text:p>13.75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696" calcext:value-type="float">
            <text:p>13.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8296" calcext:value-type="float">
            <text:p>13.79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4016" calcext:value-type="float">
            <text:p>13.84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2784" calcext:value-type="float">
            <text:p>13.89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7064" calcext:value-type="float">
            <text:p>13.84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1448" calcext:value-type="float">
            <text:p>13.87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0968" calcext:value-type="float">
            <text:p>13.84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22" calcext:value-type="float">
            <text:p>13.79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124" calcext:value-type="float">
            <text:p>13.73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124" calcext:value-type="float">
            <text:p>13.73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0864" calcext:value-type="float">
            <text:p>13.77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22" calcext:value-type="float">
            <text:p>13.79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792" calcext:value-type="float">
            <text:p>13.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7816" calcext:value-type="float">
            <text:p>13.76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648" calcext:value-type="float">
            <text:p>13.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5624" calcext:value-type="float">
            <text:p>13.75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2576" calcext:value-type="float">
            <text:p>13.75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6104" calcext:value-type="float">
            <text:p>13.78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3536" calcext:value-type="float">
            <text:p>13.81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0968" calcext:value-type="float">
            <text:p>13.84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4496" calcext:value-type="float">
            <text:p>13.87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888" calcext:value-type="float">
            <text:p>13.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984" calcext:value-type="float">
            <text:p>13.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5184" calcext:value-type="float">
            <text:p>14.04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2992" calcext:value-type="float">
            <text:p>14.03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9464" calcext:value-type="float">
            <text:p>13.99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508" calcext:value-type="float">
            <text:p>13.97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7648" calcext:value-type="float">
            <text:p>13.94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6312" calcext:value-type="float">
            <text:p>13.92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4496" calcext:value-type="float">
            <text:p>13.87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2576" calcext:value-type="float">
            <text:p>13.75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7816" calcext:value-type="float">
            <text:p>13.76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9152" calcext:value-type="float">
            <text:p>13.78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3056" calcext:value-type="float">
            <text:p>13.78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0008" calcext:value-type="float">
            <text:p>13.78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6104" calcext:value-type="float">
            <text:p>13.78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3536" calcext:value-type="float">
            <text:p>13.81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5728" calcext:value-type="float">
            <text:p>13.82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4872" calcext:value-type="float">
            <text:p>13.83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2304" calcext:value-type="float">
            <text:p>13.86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4496" calcext:value-type="float">
            <text:p>13.87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7544" calcext:value-type="float">
            <text:p>13.87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0216" calcext:value-type="float">
            <text:p>13.92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2032" calcext:value-type="float">
            <text:p>13.97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6896" calcext:value-type="float">
            <text:p>14.02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4704" calcext:value-type="float">
            <text:p>14.01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9464" calcext:value-type="float">
            <text:p>13.99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1176" calcext:value-type="float">
            <text:p>13.98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46" calcext:value-type="float">
            <text:p>13.94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1072" calcext:value-type="float">
            <text:p>13.91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7064" calcext:value-type="float">
            <text:p>13.84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9256" calcext:value-type="float">
            <text:p>13.85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2304" calcext:value-type="float">
            <text:p>13.86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2304" calcext:value-type="float">
            <text:p>13.86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5352" calcext:value-type="float">
            <text:p>13.86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364" calcext:value-type="float">
            <text:p>13.88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1072" calcext:value-type="float">
            <text:p>13.91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6312" calcext:value-type="float">
            <text:p>13.92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5936" calcext:value-type="float">
            <text:p>13.96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2992" calcext:value-type="float">
            <text:p>14.03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2512" calcext:value-type="float">
            <text:p>14.00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46" calcext:value-type="float">
            <text:p>13.94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3264" calcext:value-type="float">
            <text:p>13.92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7648" calcext:value-type="float">
            <text:p>13.94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7648" calcext:value-type="float">
            <text:p>13.94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508" calcext:value-type="float">
            <text:p>13.97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9944" calcext:value-type="float">
            <text:p>14.02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7856" calcext:value-type="float">
            <text:p>14.08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3472" calcext:value-type="float">
            <text:p>14.06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2136" calcext:value-type="float">
            <text:p>14.04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7272" calcext:value-type="float">
            <text:p>13.98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8504" calcext:value-type="float">
            <text:p>13.93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6792" calcext:value-type="float">
            <text:p>13.95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984" calcext:value-type="float">
            <text:p>13.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2032" calcext:value-type="float">
            <text:p>13.97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7272" calcext:value-type="float">
            <text:p>13.98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2992" calcext:value-type="float">
            <text:p>14.03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0424" calcext:value-type="float">
            <text:p>14.06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9944" calcext:value-type="float">
            <text:p>14.02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8128" calcext:value-type="float">
            <text:p>13.97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556" calcext:value-type="float">
            <text:p>14.00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9088" calcext:value-type="float">
            <text:p>14.03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9192" calcext:value-type="float">
            <text:p>14.10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8712" calcext:value-type="float">
            <text:p>14.07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7376" calcext:value-type="float">
            <text:p>14.05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7752" calcext:value-type="float">
            <text:p>14.01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3744" calcext:value-type="float">
            <text:p>13.95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508" calcext:value-type="float">
            <text:p>13.97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7272" calcext:value-type="float">
            <text:p>13.98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2512" calcext:value-type="float">
            <text:p>14.00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10-17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2992" calcext:value-type="float">
            <text:p>14.03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7752" calcext:value-type="float">
            <text:p>14.01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0424" calcext:value-type="float">
            <text:p>14.06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1384" calcext:value-type="float">
            <text:p>14.12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3096" calcext:value-type="float">
            <text:p>14.10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3096" calcext:value-type="float">
            <text:p>14.10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0904" calcext:value-type="float">
            <text:p>14.09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5664" calcext:value-type="float">
            <text:p>14.07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9088" calcext:value-type="float">
            <text:p>14.03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4224" calcext:value-type="float">
            <text:p>13.98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3264" calcext:value-type="float">
            <text:p>13.92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6312" calcext:value-type="float">
            <text:p>13.92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1552" calcext:value-type="float">
            <text:p>13.94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1552" calcext:value-type="float">
            <text:p>13.94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7648" calcext:value-type="float">
            <text:p>13.94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0696" calcext:value-type="float">
            <text:p>13.95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3744" calcext:value-type="float">
            <text:p>13.95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984" calcext:value-type="float">
            <text:p>13.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508" calcext:value-type="float">
            <text:p>13.97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1176" calcext:value-type="float">
            <text:p>13.98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3368" calcext:value-type="float">
            <text:p>13.99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604" calcext:value-type="float">
            <text:p>14.03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7856" calcext:value-type="float">
            <text:p>14.08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748" calcext:value-type="float">
            <text:p>14.12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4808" calcext:value-type="float">
            <text:p>14.08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2512" calcext:value-type="float">
            <text:p>14.00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8608" calcext:value-type="float">
            <text:p>14.00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08" calcext:value-type="float">
            <text:p>14.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7752" calcext:value-type="float">
            <text:p>14.01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7752" calcext:value-type="float">
            <text:p>14.01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08" calcext:value-type="float">
            <text:p>14.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3848" calcext:value-type="float">
            <text:p>14.02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8336" calcext:value-type="float">
            <text:p>14.11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272" calcext:value-type="float">
            <text:p>14.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0152" calcext:value-type="float">
            <text:p>14.17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6728" calcext:value-type="float">
            <text:p>14.20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1592" calcext:value-type="float">
            <text:p>14.26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8064" calcext:value-type="float">
            <text:p>14.22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844" calcext:value-type="float">
            <text:p>14.18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1384" calcext:value-type="float">
            <text:p>14.12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4432" calcext:value-type="float">
            <text:p>14.12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748" calcext:value-type="float">
            <text:p>14.12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7104" calcext:value-type="float">
            <text:p>14.16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7584" calcext:value-type="float">
            <text:p>14.19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416" calcext:value-type="float">
            <text:p>14.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9024" calcext:value-type="float">
            <text:p>14.28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8544" calcext:value-type="float">
            <text:p>14.25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6352" calcext:value-type="float">
            <text:p>14.24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2824" calcext:value-type="float">
            <text:p>14.21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7584" calcext:value-type="float">
            <text:p>14.19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1384" calcext:value-type="float">
            <text:p>14.12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8336" calcext:value-type="float">
            <text:p>14.11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1384" calcext:value-type="float">
            <text:p>14.12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4432" calcext:value-type="float">
            <text:p>14.12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6624" calcext:value-type="float">
            <text:p>14.13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4912" calcext:value-type="float">
            <text:p>14.15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32" calcext:value-type="float">
            <text:p>14.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1488" calcext:value-type="float">
            <text:p>14.19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892" calcext:value-type="float">
            <text:p>14.21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2928" calcext:value-type="float">
            <text:p>14.28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5496" calcext:value-type="float">
            <text:p>14.25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6352" calcext:value-type="float">
            <text:p>14.24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0256" calcext:value-type="float">
            <text:p>14.24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1112" calcext:value-type="float">
            <text:p>14.23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2824" calcext:value-type="float">
            <text:p>14.21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9192" calcext:value-type="float">
            <text:p>14.10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0424" calcext:value-type="float">
            <text:p>14.06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3472" calcext:value-type="float">
            <text:p>14.06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176" calcext:value-type="float">
            <text:p>14.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176" calcext:value-type="float">
            <text:p>14.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652" calcext:value-type="float">
            <text:p>14.06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2616" calcext:value-type="float">
            <text:p>14.07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3576" calcext:value-type="float">
            <text:p>14.13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4056" calcext:value-type="float">
            <text:p>14.16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32" calcext:value-type="float">
            <text:p>14.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32" calcext:value-type="float">
            <text:p>14.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4536" calcext:value-type="float">
            <text:p>14.19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9776" calcext:value-type="float">
            <text:p>14.20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9776" calcext:value-type="float">
            <text:p>14.20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7584" calcext:value-type="float">
            <text:p>14.19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4536" calcext:value-type="float">
            <text:p>14.19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844" calcext:value-type="float">
            <text:p>14.18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4536" calcext:value-type="float">
            <text:p>14.19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7584" calcext:value-type="float">
            <text:p>14.19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2824" calcext:value-type="float">
            <text:p>14.21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2448" calcext:value-type="float">
            <text:p>14.25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7-24 16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512" calcext:value-type="float">
            <text:p>14.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464" calcext:value-type="float">
            <text:p>14.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988" calcext:value-type="float">
            <text:p>14.27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56" calcext:value-type="float">
            <text:p>14.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4368" calcext:value-type="float">
            <text:p>14.37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2656" calcext:value-type="float">
            <text:p>14.39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3512" calcext:value-type="float">
            <text:p>14.38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8648" calcext:value-type="float">
            <text:p>14.32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9024" calcext:value-type="float">
            <text:p>14.28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5016" calcext:value-type="float">
            <text:p>14.22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0632" calcext:value-type="float">
            <text:p>14.20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2824" calcext:value-type="float">
            <text:p>14.21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464" calcext:value-type="float">
            <text:p>14.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084" calcext:value-type="float">
            <text:p>14.34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2176" calcext:value-type="float">
            <text:p>14.36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3304" calcext:value-type="float">
            <text:p>14.24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0528" calcext:value-type="float">
            <text:p>14.13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3576" calcext:value-type="float">
            <text:p>14.13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3576" calcext:value-type="float">
            <text:p>14.13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4432" calcext:value-type="float">
            <text:p>14.12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0528" calcext:value-type="float">
            <text:p>14.13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4056" calcext:value-type="float">
            <text:p>14.16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6248" calcext:value-type="float">
            <text:p>14.17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892" calcext:value-type="float">
            <text:p>14.21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9296" calcext:value-type="float">
            <text:p>14.17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1488" calcext:value-type="float">
            <text:p>14.19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9192" calcext:value-type="float">
            <text:p>14.10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9088" calcext:value-type="float">
            <text:p>14.03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6896" calcext:value-type="float">
            <text:p>14.02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3848" calcext:value-type="float">
            <text:p>14.02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604" calcext:value-type="float">
            <text:p>14.03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0904" calcext:value-type="float">
            <text:p>14.09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9568" calcext:value-type="float">
            <text:p>14.06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128" calcext:value-type="float">
            <text:p>14.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3848" calcext:value-type="float">
            <text:p>14.02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032" calcext:value-type="float">
            <text:p>13.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3744" calcext:value-type="float">
            <text:p>13.95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2784" calcext:value-type="float">
            <text:p>13.89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22" calcext:value-type="float">
            <text:p>13.79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0864" calcext:value-type="float">
            <text:p>13.77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0384" calcext:value-type="float">
            <text:p>13.74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4288" calcext:value-type="float">
            <text:p>13.73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648" calcext:value-type="float">
            <text:p>13.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0384" calcext:value-type="float">
            <text:p>13.74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648" calcext:value-type="float">
            <text:p>13.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3056" calcext:value-type="float">
            <text:p>13.78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4872" calcext:value-type="float">
            <text:p>13.83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5728" calcext:value-type="float">
            <text:p>13.82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0008" calcext:value-type="float">
            <text:p>13.78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7816" calcext:value-type="float">
            <text:p>13.76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4288" calcext:value-type="float">
            <text:p>13.73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7712" calcext:value-type="float">
            <text:p>13.69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1136" calcext:value-type="float">
            <text:p>13.66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2368" calcext:value-type="float">
            <text:p>13.61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2264" calcext:value-type="float">
            <text:p>13.54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9216" calcext:value-type="float">
            <text:p>13.53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9216" calcext:value-type="float">
            <text:p>13.53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5312" calcext:value-type="float">
            <text:p>13.54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36" calcext:value-type="float">
            <text:p>13.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2368" calcext:value-type="float">
            <text:p>13.61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2848" calcext:value-type="float">
            <text:p>13.64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456" calcext:value-type="float">
            <text:p>13.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2368" calcext:value-type="float">
            <text:p>13.61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1032" calcext:value-type="float">
            <text:p>13.59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7504" calcext:value-type="float">
            <text:p>13.55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8736" calcext:value-type="float">
            <text:p>13.50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4728" calcext:value-type="float">
            <text:p>13.44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9968" calcext:value-type="float">
            <text:p>13.45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8256" calcext:value-type="float">
            <text:p>13.47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0928" calcext:value-type="float">
            <text:p>13.52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6648" calcext:value-type="float">
            <text:p>13.56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5312" calcext:value-type="float">
            <text:p>13.54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7504" calcext:value-type="float">
            <text:p>13.55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4832" calcext:value-type="float">
            <text:p>13.51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2536" calcext:value-type="float">
            <text:p>13.43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168" calcext:value-type="float">
            <text:p>13.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168" calcext:value-type="float">
            <text:p>13.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5208" calcext:value-type="float">
            <text:p>13.47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7024" calcext:value-type="float">
            <text:p>13.52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6648" calcext:value-type="float">
            <text:p>13.56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6648" calcext:value-type="float">
            <text:p>13.56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0552" calcext:value-type="float">
            <text:p>13.56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5312" calcext:value-type="float">
            <text:p>13.54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5-03 11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1888" calcext:value-type="float">
            <text:p>13.58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5792" calcext:value-type="float">
            <text:p>13.57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1408" calcext:value-type="float">
            <text:p>13.55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4832" calcext:value-type="float">
            <text:p>13.51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3872" calcext:value-type="float">
            <text:p>13.45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9864" calcext:value-type="float">
            <text:p>13.38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2912" calcext:value-type="float">
            <text:p>13.39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9008" calcext:value-type="float">
            <text:p>13.39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9864" calcext:value-type="float">
            <text:p>13.38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3768" calcext:value-type="float">
            <text:p>13.38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7672" calcext:value-type="float">
            <text:p>13.37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3768" calcext:value-type="float">
            <text:p>13.38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1576" calcext:value-type="float">
            <text:p>13.37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3768" calcext:value-type="float">
            <text:p>13.38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9008" calcext:value-type="float">
            <text:p>13.39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8152" calcext:value-type="float">
            <text:p>13.40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0344" calcext:value-type="float">
            <text:p>13.42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216" calcext:value-type="float">
            <text:p>13.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0344" calcext:value-type="float">
            <text:p>13.42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2536" calcext:value-type="float">
            <text:p>13.43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1304" calcext:value-type="float">
            <text:p>13.48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0072" calcext:value-type="float">
            <text:p>13.53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9592" calcext:value-type="float">
            <text:p>13.49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4352" calcext:value-type="float">
            <text:p>13.48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3016" calcext:value-type="float">
            <text:p>13.46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12" calcext:value-type="float">
            <text:p>13.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5" calcext:value-type="float">
            <text:p>13.3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5" calcext:value-type="float">
            <text:p>13.3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1952" calcext:value-type="float">
            <text:p>13.33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8904" calcext:value-type="float">
            <text:p>13.32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0616" calcext:value-type="float">
            <text:p>13.31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1952" calcext:value-type="float">
            <text:p>13.33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4144" calcext:value-type="float">
            <text:p>13.34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7192" calcext:value-type="float">
            <text:p>13.34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7192" calcext:value-type="float">
            <text:p>13.34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3288" calcext:value-type="float">
            <text:p>13.35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6336" calcext:value-type="float">
            <text:p>13.35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2432" calcext:value-type="float">
            <text:p>13.36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9008" calcext:value-type="float">
            <text:p>13.39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12" calcext:value-type="float">
            <text:p>13.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644" calcext:value-type="float">
            <text:p>13.42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9488" calcext:value-type="float">
            <text:p>13.42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2536" calcext:value-type="float">
            <text:p>13.43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3976" calcext:value-type="float">
            <text:p>13.52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36" calcext:value-type="float">
            <text:p>13.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7024" calcext:value-type="float">
            <text:p>13.52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9592" calcext:value-type="float">
            <text:p>13.49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2056" calcext:value-type="float">
            <text:p>13.40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12" calcext:value-type="float">
            <text:p>13.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9488" calcext:value-type="float">
            <text:p>13.42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3872" calcext:value-type="float">
            <text:p>13.45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0448" calcext:value-type="float">
            <text:p>13.49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0072" calcext:value-type="float">
            <text:p>13.53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6168" calcext:value-type="float">
            <text:p>13.53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2744" calcext:value-type="float">
            <text:p>13.57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6168" calcext:value-type="float">
            <text:p>13.53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8736" calcext:value-type="float">
            <text:p>13.50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3872" calcext:value-type="float">
            <text:p>13.45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6064" calcext:value-type="float">
            <text:p>13.46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788" calcext:value-type="float">
            <text:p>13.51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7984" calcext:value-type="float">
            <text:p>13.58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5792" calcext:value-type="float">
            <text:p>13.57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836" calcext:value-type="float">
            <text:p>13.54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264" calcext:value-type="float">
            <text:p>13.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5208" calcext:value-type="float">
            <text:p>13.47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9112" calcext:value-type="float">
            <text:p>13.46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3016" calcext:value-type="float">
            <text:p>13.46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1304" calcext:value-type="float">
            <text:p>13.48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74" calcext:value-type="float">
            <text:p>13.48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6544" calcext:value-type="float">
            <text:p>13.49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3496" calcext:value-type="float">
            <text:p>13.49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5688" calcext:value-type="float">
            <text:p>13.50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1408" calcext:value-type="float">
            <text:p>13.55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7984" calcext:value-type="float">
            <text:p>13.58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0656" calcext:value-type="float">
            <text:p>13.63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552" calcext:value-type="float">
            <text:p>13.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6376" calcext:value-type="float">
            <text:p>13.67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2848" calcext:value-type="float">
            <text:p>13.64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456" calcext:value-type="float">
            <text:p>13.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1032" calcext:value-type="float">
            <text:p>13.59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3976" calcext:value-type="float">
            <text:p>13.52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74" calcext:value-type="float">
            <text:p>13.48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0072" calcext:value-type="float">
            <text:p>13.53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2264" calcext:value-type="float">
            <text:p>13.54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0552" calcext:value-type="float">
            <text:p>13.56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884" calcext:value-type="float">
            <text:p>13.57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7128" calcext:value-type="float">
            <text:p>13.59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8464" calcext:value-type="float">
            <text:p>13.61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8464" calcext:value-type="float">
            <text:p>13.61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6752" calcext:value-type="float">
            <text:p>13.63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7712" calcext:value-type="float">
            <text:p>13.69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0864" calcext:value-type="float">
            <text:p>13.77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8672" calcext:value-type="float">
            <text:p>13.75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4768" calcext:value-type="float">
            <text:p>13.76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3432" calcext:value-type="float">
            <text:p>13.74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2576" calcext:value-type="float">
            <text:p>13.75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124" calcext:value-type="float">
            <text:p>13.73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3808" calcext:value-type="float">
            <text:p>13.70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2472" calcext:value-type="float">
            <text:p>13.68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456" calcext:value-type="float">
            <text:p>13.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4184" calcext:value-type="float">
            <text:p>13.66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648" calcext:value-type="float">
            <text:p>13.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98" calcext:value-type="float">
            <text:p>13.63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8944" calcext:value-type="float">
            <text:p>13.64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504" calcext:value-type="float">
            <text:p>13.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5896" calcext:value-type="float">
            <text:p>13.64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8944" calcext:value-type="float">
            <text:p>13.64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2472" calcext:value-type="float">
            <text:p>13.68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1-17 20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1616" calcext:value-type="float">
            <text:p>13.69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076" calcext:value-type="float">
            <text:p>13.70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076" calcext:value-type="float">
            <text:p>13.70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4288" calcext:value-type="float">
            <text:p>13.73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172" calcext:value-type="float">
            <text:p>13.76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696" calcext:value-type="float">
            <text:p>13.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9736" calcext:value-type="float">
            <text:p>13.88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3368" calcext:value-type="float">
            <text:p>13.99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2304" calcext:value-type="float">
            <text:p>13.86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5832" calcext:value-type="float">
            <text:p>13.89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2784" calcext:value-type="float">
            <text:p>13.89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268" calcext:value-type="float">
            <text:p>13.82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9152" calcext:value-type="float">
            <text:p>13.78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5728" calcext:value-type="float">
            <text:p>13.82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268" calcext:value-type="float">
            <text:p>13.82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0112" calcext:value-type="float">
            <text:p>13.85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1448" calcext:value-type="float">
            <text:p>13.87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2784" calcext:value-type="float">
            <text:p>13.89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936" calcext:value-type="float">
            <text:p>13.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508" calcext:value-type="float">
            <text:p>13.97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6896" calcext:value-type="float">
            <text:p>14.02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7752" calcext:value-type="float">
            <text:p>14.01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1656" calcext:value-type="float">
            <text:p>14.01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7752" calcext:value-type="float">
            <text:p>14.01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2512" calcext:value-type="float">
            <text:p>14.00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3744" calcext:value-type="float">
            <text:p>13.95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1928" calcext:value-type="float">
            <text:p>13.90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412" calcext:value-type="float">
            <text:p>13.91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2408" calcext:value-type="float">
            <text:p>13.93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1552" calcext:value-type="float">
            <text:p>13.94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6312" calcext:value-type="float">
            <text:p>13.92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7544" calcext:value-type="float">
            <text:p>13.87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08" calcext:value-type="float">
            <text:p>14.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0424" calcext:value-type="float">
            <text:p>14.06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176" calcext:value-type="float">
            <text:p>14.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9192" calcext:value-type="float">
            <text:p>14.10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3576" calcext:value-type="float">
            <text:p>14.13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6248" calcext:value-type="float">
            <text:p>14.17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5016" calcext:value-type="float">
            <text:p>14.22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0256" calcext:value-type="float">
            <text:p>14.24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6352" calcext:value-type="float">
            <text:p>14.24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0256" calcext:value-type="float">
            <text:p>14.24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8064" calcext:value-type="float">
            <text:p>14.22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844" calcext:value-type="float">
            <text:p>14.18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796" calcext:value-type="float">
            <text:p>14.15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8712" calcext:value-type="float">
            <text:p>14.07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176" calcext:value-type="float">
            <text:p>14.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9192" calcext:value-type="float">
            <text:p>14.10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1384" calcext:value-type="float">
            <text:p>14.12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0528" calcext:value-type="float">
            <text:p>14.13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0528" calcext:value-type="float">
            <text:p>14.13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3576" calcext:value-type="float">
            <text:p>14.13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748" calcext:value-type="float">
            <text:p>14.12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272" calcext:value-type="float">
            <text:p>14.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1864" calcext:value-type="float">
            <text:p>14.15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8816" calcext:value-type="float">
            <text:p>14.14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8816" calcext:value-type="float">
            <text:p>14.14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32" calcext:value-type="float">
            <text:p>14.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1112" calcext:value-type="float">
            <text:p>14.23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0256" calcext:value-type="float">
            <text:p>14.24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3304" calcext:value-type="float">
            <text:p>14.24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6352" calcext:value-type="float">
            <text:p>14.24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2928" calcext:value-type="float">
            <text:p>14.28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56" calcext:value-type="float">
            <text:p>14.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2656" calcext:value-type="float">
            <text:p>14.39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9712" calcext:value-type="float">
            <text:p>14.45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1424" calcext:value-type="float">
            <text:p>14.44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8376" calcext:value-type="float">
            <text:p>14.43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1424" calcext:value-type="float">
            <text:p>14.44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3136" calcext:value-type="float">
            <text:p>14.42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704" calcext:value-type="float">
            <text:p>14.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0944" calcext:value-type="float">
            <text:p>14.41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18" calcext:value-type="float">
            <text:p>14.40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656" calcext:value-type="float">
            <text:p>14.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608" calcext:value-type="float">
            <text:p>14.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6456" calcext:value-type="float">
            <text:p>14.31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1592" calcext:value-type="float">
            <text:p>14.26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464" calcext:value-type="float">
            <text:p>14.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2448" calcext:value-type="float">
            <text:p>14.25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5496" calcext:value-type="float">
            <text:p>14.25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5496" calcext:value-type="float">
            <text:p>14.25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3784" calcext:value-type="float">
            <text:p>14.27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2928" calcext:value-type="float">
            <text:p>14.28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512" calcext:value-type="float">
            <text:p>14.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7312" calcext:value-type="float">
            <text:p>14.30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10-25 14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1696" calcext:value-type="float">
            <text:p>14.33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56" calcext:value-type="float">
            <text:p>14.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3032" calcext:value-type="float">
            <text:p>14.35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2656" calcext:value-type="float">
            <text:p>14.39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752" calcext:value-type="float">
            <text:p>14.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5328" calcext:value-type="float">
            <text:p>14.43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752" calcext:value-type="float">
            <text:p>14.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1424" calcext:value-type="float">
            <text:p>14.44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0944" calcext:value-type="float">
            <text:p>14.41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7416" calcext:value-type="float">
            <text:p>14.37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2072" calcext:value-type="float">
            <text:p>14.29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1216" calcext:value-type="float">
            <text:p>14.30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2552" calcext:value-type="float">
            <text:p>14.32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9984" calcext:value-type="float">
            <text:p>14.34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2656" calcext:value-type="float">
            <text:p>14.39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1424" calcext:value-type="float">
            <text:p>14.44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1528" calcext:value-type="float">
            <text:p>14.51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2384" calcext:value-type="float">
            <text:p>14.50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6288" calcext:value-type="float">
            <text:p>14.49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8" calcext:value-type="float">
            <text:p>14.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5808" calcext:value-type="float">
            <text:p>14.46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9712" calcext:value-type="float">
            <text:p>14.45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9232" calcext:value-type="float">
            <text:p>14.42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3512" calcext:value-type="float">
            <text:p>14.38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3408" calcext:value-type="float">
            <text:p>14.31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2552" calcext:value-type="float">
            <text:p>14.32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1696" calcext:value-type="float">
            <text:p>14.33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3888" calcext:value-type="float">
            <text:p>14.34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3032" calcext:value-type="float">
            <text:p>14.35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9128" calcext:value-type="float">
            <text:p>14.35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8272" calcext:value-type="float">
            <text:p>14.36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7416" calcext:value-type="float">
            <text:p>14.37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18" calcext:value-type="float">
            <text:p>14.40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8" calcext:value-type="float">
            <text:p>14.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2864" calcext:value-type="float">
            <text:p>14.53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4576" calcext:value-type="float">
            <text:p>14.51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0192" calcext:value-type="float">
            <text:p>14.49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8376" calcext:value-type="float">
            <text:p>14.43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3032" calcext:value-type="float">
            <text:p>14.35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4368" calcext:value-type="float">
            <text:p>14.37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3512" calcext:value-type="float">
            <text:p>14.38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0464" calcext:value-type="float">
            <text:p>14.38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2656" calcext:value-type="float">
            <text:p>14.39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3992" calcext:value-type="float">
            <text:p>14.41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2384" calcext:value-type="float">
            <text:p>14.50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9128" calcext:value-type="float">
            <text:p>14.35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0464" calcext:value-type="float">
            <text:p>14.38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6664" calcext:value-type="float">
            <text:p>14.45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5224" calcext:value-type="float">
            <text:p>14.36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3512" calcext:value-type="float">
            <text:p>14.38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228" calcext:value-type="float">
            <text:p>14.43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8648" calcext:value-type="float">
            <text:p>14.32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56" calcext:value-type="float">
            <text:p>14.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4744" calcext:value-type="float">
            <text:p>14.33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7792" calcext:value-type="float">
            <text:p>14.33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1696" calcext:value-type="float">
            <text:p>14.33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3408" calcext:value-type="float">
            <text:p>14.31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9232" calcext:value-type="float">
            <text:p>14.42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5808" calcext:value-type="float">
            <text:p>14.46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5912" calcext:value-type="float">
            <text:p>14.53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992" calcext:value-type="float">
            <text:p>14.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5536" calcext:value-type="float">
            <text:p>14.57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42" calcext:value-type="float">
            <text:p>14.55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6768" calcext:value-type="float">
            <text:p>14.52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0192" calcext:value-type="float">
            <text:p>14.49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9232" calcext:value-type="float">
            <text:p>14.42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608" calcext:value-type="float">
            <text:p>14.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3032" calcext:value-type="float">
            <text:p>14.35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9984" calcext:value-type="float">
            <text:p>14.34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9984" calcext:value-type="float">
            <text:p>14.34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608" calcext:value-type="float">
            <text:p>14.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4368" calcext:value-type="float">
            <text:p>14.37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0944" calcext:value-type="float">
            <text:p>14.41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4952" calcext:value-type="float">
            <text:p>14.47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6664" calcext:value-type="float">
            <text:p>14.45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8376" calcext:value-type="float">
            <text:p>14.43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704" calcext:value-type="float">
            <text:p>14.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3992" calcext:value-type="float">
            <text:p>14.41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0568" calcext:value-type="float">
            <text:p>14.45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5872" calcext:value-type="float">
            <text:p>14.21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5872" calcext:value-type="float">
            <text:p>14.21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2824" calcext:value-type="float">
            <text:p>14.21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6728" calcext:value-type="float">
            <text:p>14.20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9776" calcext:value-type="float">
            <text:p>14.20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5016" calcext:value-type="float">
            <text:p>14.22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0256" calcext:value-type="float">
            <text:p>14.24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8544" calcext:value-type="float">
            <text:p>14.25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9296" calcext:value-type="float">
            <text:p>14.17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32" calcext:value-type="float">
            <text:p>14.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9296" calcext:value-type="float">
            <text:p>14.17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9296" calcext:value-type="float">
            <text:p>14.17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6248" calcext:value-type="float">
            <text:p>14.17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7-26 14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2344" calcext:value-type="float">
            <text:p>14.18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2344" calcext:value-type="float">
            <text:p>14.18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5392" calcext:value-type="float">
            <text:p>14.18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5392" calcext:value-type="float">
            <text:p>14.18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1488" calcext:value-type="float">
            <text:p>14.19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892" calcext:value-type="float">
            <text:p>14.21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9024" calcext:value-type="float">
            <text:p>14.28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4912" calcext:value-type="float">
            <text:p>14.15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0152" calcext:value-type="float">
            <text:p>14.17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4056" calcext:value-type="float">
            <text:p>14.16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796" calcext:value-type="float">
            <text:p>14.15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8816" calcext:value-type="float">
            <text:p>14.14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1864" calcext:value-type="float">
            <text:p>14.15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5392" calcext:value-type="float">
            <text:p>14.18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9296" calcext:value-type="float">
            <text:p>14.17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6248" calcext:value-type="float">
            <text:p>14.17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7104" calcext:value-type="float">
            <text:p>14.16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4056" calcext:value-type="float">
            <text:p>14.16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7104" calcext:value-type="float">
            <text:p>14.16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1008" calcext:value-type="float">
            <text:p>14.16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5392" calcext:value-type="float">
            <text:p>14.18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5392" calcext:value-type="float">
            <text:p>14.18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6728" calcext:value-type="float">
            <text:p>14.20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0632" calcext:value-type="float">
            <text:p>14.20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2448" calcext:value-type="float">
            <text:p>14.25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2448" calcext:value-type="float">
            <text:p>14.25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5496" calcext:value-type="float">
            <text:p>14.25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5496" calcext:value-type="float">
            <text:p>14.25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94" calcext:value-type="float">
            <text:p>14.24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0256" calcext:value-type="float">
            <text:p>14.24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416" calcext:value-type="float">
            <text:p>14.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6352" calcext:value-type="float">
            <text:p>14.24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3304" calcext:value-type="float">
            <text:p>14.24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416" calcext:value-type="float">
            <text:p>14.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3304" calcext:value-type="float">
            <text:p>14.24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2448" calcext:value-type="float">
            <text:p>14.25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2928" calcext:value-type="float">
            <text:p>14.28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1216" calcext:value-type="float">
            <text:p>14.30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036" calcext:value-type="float">
            <text:p>14.31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036" calcext:value-type="float">
            <text:p>14.31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036" calcext:value-type="float">
            <text:p>14.31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6456" calcext:value-type="float">
            <text:p>14.31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3032" calcext:value-type="float">
            <text:p>14.35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4848" calcext:value-type="float">
            <text:p>14.40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0464" calcext:value-type="float">
            <text:p>14.38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132" calcext:value-type="float">
            <text:p>14.37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3888" calcext:value-type="float">
            <text:p>14.34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5976" calcext:value-type="float">
            <text:p>14.28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892" calcext:value-type="float">
            <text:p>14.21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9776" calcext:value-type="float">
            <text:p>14.20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1968" calcext:value-type="float">
            <text:p>14.22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416" calcext:value-type="float">
            <text:p>14.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94" calcext:value-type="float">
            <text:p>14.24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464" calcext:value-type="float">
            <text:p>14.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988" calcext:value-type="float">
            <text:p>14.27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9504" calcext:value-type="float">
            <text:p>14.31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0464" calcext:value-type="float">
            <text:p>14.38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1904" calcext:value-type="float">
            <text:p>14.47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7832" calcext:value-type="float">
            <text:p>14.65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8016" calcext:value-type="float">
            <text:p>15.36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3048" calcext:value-type="float">
            <text:p>15.24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092" calcext:value-type="float">
            <text:p>14.98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7416" calcext:value-type="float">
            <text:p>14.37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4368" calcext:value-type="float">
            <text:p>14.37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4264" calcext:value-type="float">
            <text:p>14.30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5-23 18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512" calcext:value-type="float">
            <text:p>14.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6832" calcext:value-type="float">
            <text:p>14.27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8544" calcext:value-type="float">
            <text:p>14.25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416" calcext:value-type="float">
            <text:p>14.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8816" calcext:value-type="float">
            <text:p>14.14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8816" calcext:value-type="float">
            <text:p>14.14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748" calcext:value-type="float">
            <text:p>14.12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8064" calcext:value-type="float">
            <text:p>14.22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1008" calcext:value-type="float">
            <text:p>14.16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7376" calcext:value-type="float">
            <text:p>14.05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224" calcext:value-type="float">
            <text:p>14.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748" calcext:value-type="float">
            <text:p>14.12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844" calcext:value-type="float">
            <text:p>14.18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5016" calcext:value-type="float">
            <text:p>14.22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272" calcext:value-type="float">
            <text:p>14.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6728" calcext:value-type="float">
            <text:p>14.20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5-08 15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9672" calcext:value-type="float">
            <text:p>14.13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5768" calcext:value-type="float">
            <text:p>14.14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1072" calcext:value-type="float">
            <text:p>13.91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8024" calcext:value-type="float">
            <text:p>13.90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7272" calcext:value-type="float">
            <text:p>13.98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5184" calcext:value-type="float">
            <text:p>14.04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9296" calcext:value-type="float">
            <text:p>14.17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6624" calcext:value-type="float">
            <text:p>14.13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4056" calcext:value-type="float">
            <text:p>14.16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0736" calcext:value-type="float">
            <text:p>14.27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1112" calcext:value-type="float">
            <text:p>14.23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7416" calcext:value-type="float">
            <text:p>14.37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4512" calcext:value-type="float">
            <text:p>14.76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5288" calcext:value-type="float">
            <text:p>14.11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5016" calcext:value-type="float">
            <text:p>14.22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2928" calcext:value-type="float">
            <text:p>14.28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2176" calcext:value-type="float">
            <text:p>14.36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996" calcext:value-type="float">
            <text:p>14.91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1488" calcext:value-type="float">
            <text:p>14.19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892" calcext:value-type="float">
            <text:p>14.21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5392" calcext:value-type="float">
            <text:p>14.18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32" calcext:value-type="float">
            <text:p>14.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7376" calcext:value-type="float">
            <text:p>14.05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7752" calcext:value-type="float">
            <text:p>14.01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2992" calcext:value-type="float">
            <text:p>14.03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9088" calcext:value-type="float">
            <text:p>14.03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9944" calcext:value-type="float">
            <text:p>14.02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508" calcext:value-type="float">
            <text:p>13.97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6792" calcext:value-type="float">
            <text:p>13.95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4-10 18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7168" calcext:value-type="float">
            <text:p>13.91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412" calcext:value-type="float">
            <text:p>13.91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3744" calcext:value-type="float">
            <text:p>13.95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032" calcext:value-type="float">
            <text:p>13.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9088" calcext:value-type="float">
            <text:p>14.03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2992" calcext:value-type="float">
            <text:p>14.03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5184" calcext:value-type="float">
            <text:p>14.04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3952" calcext:value-type="float">
            <text:p>14.09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176" calcext:value-type="float">
            <text:p>14.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0528" calcext:value-type="float">
            <text:p>14.13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9672" calcext:value-type="float">
            <text:p>14.13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5664" calcext:value-type="float">
            <text:p>14.07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2616" calcext:value-type="float">
            <text:p>14.07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5392" calcext:value-type="float">
            <text:p>14.18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1864" calcext:value-type="float">
            <text:p>14.15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5872" calcext:value-type="float">
            <text:p>14.21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988" calcext:value-type="float">
            <text:p>14.27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9232" calcext:value-type="float">
            <text:p>14.42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228" calcext:value-type="float">
            <text:p>14.43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9984" calcext:value-type="float">
            <text:p>14.34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32" calcext:value-type="float">
            <text:p>14.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556" calcext:value-type="float">
            <text:p>14.00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3472" calcext:value-type="float">
            <text:p>14.06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8816" calcext:value-type="float">
            <text:p>14.14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1592" calcext:value-type="float">
            <text:p>14.26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8544" calcext:value-type="float">
            <text:p>14.25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7104" calcext:value-type="float">
            <text:p>14.16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464" calcext:value-type="float">
            <text:p>14.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1904" calcext:value-type="float">
            <text:p>14.47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4368" calcext:value-type="float">
            <text:p>14.37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7792" calcext:value-type="float">
            <text:p>14.33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8752" calcext:value-type="float">
            <text:p>14.39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4368" calcext:value-type="float">
            <text:p>14.37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0984" calcext:value-type="float">
            <text:p>14.73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1008" calcext:value-type="float">
            <text:p>14.16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9024" calcext:value-type="float">
            <text:p>14.28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7104" calcext:value-type="float">
            <text:p>14.16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0632" calcext:value-type="float">
            <text:p>14.20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8752" calcext:value-type="float">
            <text:p>14.39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9504" calcext:value-type="float">
            <text:p>14.31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2552" calcext:value-type="float">
            <text:p>14.32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4744" calcext:value-type="float">
            <text:p>14.33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9128" calcext:value-type="float">
            <text:p>14.35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5872" calcext:value-type="float">
            <text:p>14.21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7208" calcext:value-type="float">
            <text:p>14.23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6624" calcext:value-type="float">
            <text:p>14.13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6832" calcext:value-type="float">
            <text:p>14.27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2-23 15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7416" calcext:value-type="float">
            <text:p>14.37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4368" calcext:value-type="float">
            <text:p>14.37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3616" calcext:value-type="float">
            <text:p>14.45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9104" calcext:value-type="float">
            <text:p>14.92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844" calcext:value-type="float">
            <text:p>14.18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7688" calcext:value-type="float">
            <text:p>14.26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9608" calcext:value-type="float">
            <text:p>14.38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372" calcext:value-type="float">
            <text:p>14.52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5976" calcext:value-type="float">
            <text:p>14.28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5392" calcext:value-type="float">
            <text:p>14.18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4056" calcext:value-type="float">
            <text:p>14.16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9776" calcext:value-type="float">
            <text:p>14.20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1488" calcext:value-type="float">
            <text:p>14.19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9296" calcext:value-type="float">
            <text:p>14.17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1384" calcext:value-type="float">
            <text:p>14.12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0528" calcext:value-type="float">
            <text:p>14.13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6624" calcext:value-type="float">
            <text:p>14.13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5768" calcext:value-type="float">
            <text:p>14.14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6624" calcext:value-type="float">
            <text:p>14.13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0152" calcext:value-type="float">
            <text:p>14.17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1488" calcext:value-type="float">
            <text:p>14.19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0152" calcext:value-type="float">
            <text:p>14.17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9776" calcext:value-type="float">
            <text:p>14.20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5016" calcext:value-type="float">
            <text:p>14.22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3304" calcext:value-type="float">
            <text:p>14.24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1592" calcext:value-type="float">
            <text:p>14.26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9024" calcext:value-type="float">
            <text:p>14.28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1216" calcext:value-type="float">
            <text:p>14.30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9504" calcext:value-type="float">
            <text:p>14.31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4744" calcext:value-type="float">
            <text:p>14.33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4368" calcext:value-type="float">
            <text:p>14.37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0944" calcext:value-type="float">
            <text:p>14.41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1424" calcext:value-type="float">
            <text:p>14.44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8104" calcext:value-type="float">
            <text:p>14.54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7248" calcext:value-type="float">
            <text:p>14.55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5912" calcext:value-type="float">
            <text:p>14.53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2008" calcext:value-type="float">
            <text:p>14.54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896" calcext:value-type="float">
            <text:p>14.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9816" calcext:value-type="float">
            <text:p>14.52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6768" calcext:value-type="float">
            <text:p>14.52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0192" calcext:value-type="float">
            <text:p>14.49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5432" calcext:value-type="float">
            <text:p>14.50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5536" calcext:value-type="float">
            <text:p>14.57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2488" calcext:value-type="float">
            <text:p>14.57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2488" calcext:value-type="float">
            <text:p>14.57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2488" calcext:value-type="float">
            <text:p>14.57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944" calcext:value-type="float">
            <text:p>14.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1632" calcext:value-type="float">
            <text:p>14.58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468" calcext:value-type="float">
            <text:p>14.58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8584" calcext:value-type="float">
            <text:p>14.57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5536" calcext:value-type="float">
            <text:p>14.57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3824" calcext:value-type="float">
            <text:p>14.59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6872" calcext:value-type="float">
            <text:p>14.59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2968" calcext:value-type="float">
            <text:p>14.60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992" calcext:value-type="float">
            <text:p>14.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2968" calcext:value-type="float">
            <text:p>14.60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2112" calcext:value-type="float">
            <text:p>14.61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516" calcext:value-type="float">
            <text:p>14.61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8208" calcext:value-type="float">
            <text:p>14.61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516" calcext:value-type="float">
            <text:p>14.61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3824" calcext:value-type="float">
            <text:p>14.59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6392" calcext:value-type="float">
            <text:p>14.56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5536" calcext:value-type="float">
            <text:p>14.57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896" calcext:value-type="float">
            <text:p>14.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3344" calcext:value-type="float">
            <text:p>14.56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7248" calcext:value-type="float">
            <text:p>14.55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2008" calcext:value-type="float">
            <text:p>14.54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516" calcext:value-type="float">
            <text:p>14.61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6872" calcext:value-type="float">
            <text:p>14.59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3824" calcext:value-type="float">
            <text:p>14.59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0776" calcext:value-type="float">
            <text:p>14.59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992" calcext:value-type="float">
            <text:p>14.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2112" calcext:value-type="float">
            <text:p>14.61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2112" calcext:value-type="float">
            <text:p>14.61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6016" calcext:value-type="float">
            <text:p>14.60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6016" calcext:value-type="float">
            <text:p>14.60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6016" calcext:value-type="float">
            <text:p>14.60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992" calcext:value-type="float">
            <text:p>14.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0776" calcext:value-type="float">
            <text:p>14.59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468" calcext:value-type="float">
            <text:p>14.58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5536" calcext:value-type="float">
            <text:p>14.57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3344" calcext:value-type="float">
            <text:p>14.56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42" calcext:value-type="float">
            <text:p>14.55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896" calcext:value-type="float">
            <text:p>14.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4576" calcext:value-type="float">
            <text:p>14.51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3616" calcext:value-type="float">
            <text:p>14.45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2656" calcext:value-type="float">
            <text:p>14.39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4848" calcext:value-type="float">
            <text:p>14.40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5704" calcext:value-type="float">
            <text:p>14.39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4848" calcext:value-type="float">
            <text:p>14.40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0088" calcext:value-type="float">
            <text:p>14.42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3136" calcext:value-type="float">
            <text:p>14.42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8376" calcext:value-type="float">
            <text:p>14.43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1424" calcext:value-type="float">
            <text:p>14.44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5808" calcext:value-type="float">
            <text:p>14.46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8" calcext:value-type="float">
            <text:p>14.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6288" calcext:value-type="float">
            <text:p>14.49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1152" calcext:value-type="float">
            <text:p>14.55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0024" calcext:value-type="float">
            <text:p>14.67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4784" calcext:value-type="float">
            <text:p>14.65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0296" calcext:value-type="float">
            <text:p>14.56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7728" calcext:value-type="float">
            <text:p>14.58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5808" calcext:value-type="float">
            <text:p>14.46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4952" calcext:value-type="float">
            <text:p>14.47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896" calcext:value-type="float">
            <text:p>14.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0672" calcext:value-type="float">
            <text:p>14.52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5328" calcext:value-type="float">
            <text:p>14.43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752" calcext:value-type="float">
            <text:p>14.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752" calcext:value-type="float">
            <text:p>14.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752" calcext:value-type="float">
            <text:p>14.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1424" calcext:value-type="float">
            <text:p>14.44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4472" calcext:value-type="float">
            <text:p>14.44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752" calcext:value-type="float">
            <text:p>14.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3616" calcext:value-type="float">
            <text:p>14.45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3616" calcext:value-type="float">
            <text:p>14.45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3616" calcext:value-type="float">
            <text:p>14.45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10-31 15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3616" calcext:value-type="float">
            <text:p>14.45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3616" calcext:value-type="float">
            <text:p>14.45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9712" calcext:value-type="float">
            <text:p>14.45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8856" calcext:value-type="float">
            <text:p>14.46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0192" calcext:value-type="float">
            <text:p>14.49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4096" calcext:value-type="float">
            <text:p>14.48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8" calcext:value-type="float">
            <text:p>14.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324" calcext:value-type="float">
            <text:p>14.49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2384" calcext:value-type="float">
            <text:p>14.50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324" calcext:value-type="float">
            <text:p>14.49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324" calcext:value-type="float">
            <text:p>14.49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4096" calcext:value-type="float">
            <text:p>14.48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4096" calcext:value-type="float">
            <text:p>14.48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4096" calcext:value-type="float">
            <text:p>14.48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4952" calcext:value-type="float">
            <text:p>14.47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8" calcext:value-type="float">
            <text:p>14.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0192" calcext:value-type="float">
            <text:p>14.49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6288" calcext:value-type="float">
            <text:p>14.49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7144" calcext:value-type="float">
            <text:p>14.48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4096" calcext:value-type="float">
            <text:p>14.48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5432" calcext:value-type="float">
            <text:p>14.50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1528" calcext:value-type="float">
            <text:p>14.51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848" calcext:value-type="float">
            <text:p>14.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848" calcext:value-type="float">
            <text:p>14.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5432" calcext:value-type="float">
            <text:p>14.50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5432" calcext:value-type="float">
            <text:p>14.50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2384" calcext:value-type="float">
            <text:p>14.50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9336" calcext:value-type="float">
            <text:p>14.49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5432" calcext:value-type="float">
            <text:p>14.50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848" calcext:value-type="float">
            <text:p>14.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2384" calcext:value-type="float">
            <text:p>14.50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9336" calcext:value-type="float">
            <text:p>14.49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5056" calcext:value-type="float">
            <text:p>14.54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944" calcext:value-type="float">
            <text:p>14.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6392" calcext:value-type="float">
            <text:p>14.56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42" calcext:value-type="float">
            <text:p>14.55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5056" calcext:value-type="float">
            <text:p>14.54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8104" calcext:value-type="float">
            <text:p>14.54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1152" calcext:value-type="float">
            <text:p>14.55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5056" calcext:value-type="float">
            <text:p>14.54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9816" calcext:value-type="float">
            <text:p>14.52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2864" calcext:value-type="float">
            <text:p>14.53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0672" calcext:value-type="float">
            <text:p>14.52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0672" calcext:value-type="float">
            <text:p>14.52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4576" calcext:value-type="float">
            <text:p>14.51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1528" calcext:value-type="float">
            <text:p>14.51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848" calcext:value-type="float">
            <text:p>14.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9336" calcext:value-type="float">
            <text:p>14.49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1048" calcext:value-type="float">
            <text:p>14.48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276" calcext:value-type="float">
            <text:p>14.46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6664" calcext:value-type="float">
            <text:p>14.45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5808" calcext:value-type="float">
            <text:p>14.46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276" calcext:value-type="float">
            <text:p>14.46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0568" calcext:value-type="float">
            <text:p>14.45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1424" calcext:value-type="float">
            <text:p>14.44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1424" calcext:value-type="float">
            <text:p>14.44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8376" calcext:value-type="float">
            <text:p>14.43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8376" calcext:value-type="float">
            <text:p>14.43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228" calcext:value-type="float">
            <text:p>14.43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5328" calcext:value-type="float">
            <text:p>14.43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9232" calcext:value-type="float">
            <text:p>14.42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3136" calcext:value-type="float">
            <text:p>14.42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3992" calcext:value-type="float">
            <text:p>14.41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3992" calcext:value-type="float">
            <text:p>14.41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704" calcext:value-type="float">
            <text:p>14.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0944" calcext:value-type="float">
            <text:p>14.41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8752" calcext:value-type="float">
            <text:p>14.39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18" calcext:value-type="float">
            <text:p>14.40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0944" calcext:value-type="float">
            <text:p>14.41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4848" calcext:value-type="float">
            <text:p>14.40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2656" calcext:value-type="float">
            <text:p>14.39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8752" calcext:value-type="float">
            <text:p>14.39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4848" calcext:value-type="float">
            <text:p>14.40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4848" calcext:value-type="float">
            <text:p>14.40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4848" calcext:value-type="float">
            <text:p>14.40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3512" calcext:value-type="float">
            <text:p>14.38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4368" calcext:value-type="float">
            <text:p>14.37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5224" calcext:value-type="float">
            <text:p>14.36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4368" calcext:value-type="float">
            <text:p>14.37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8272" calcext:value-type="float">
            <text:p>14.36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5224" calcext:value-type="float">
            <text:p>14.36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3512" calcext:value-type="float">
            <text:p>14.38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0464" calcext:value-type="float">
            <text:p>14.38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132" calcext:value-type="float">
            <text:p>14.37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9128" calcext:value-type="float">
            <text:p>14.35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9984" calcext:value-type="float">
            <text:p>14.34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084" calcext:value-type="float">
            <text:p>14.34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4744" calcext:value-type="float">
            <text:p>14.33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56" calcext:value-type="float">
            <text:p>14.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6456" calcext:value-type="float">
            <text:p>14.31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1216" calcext:value-type="float">
            <text:p>14.30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2072" calcext:value-type="float">
            <text:p>14.29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2072" calcext:value-type="float">
            <text:p>14.29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8168" calcext:value-type="float">
            <text:p>14.29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5976" calcext:value-type="float">
            <text:p>14.28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0736" calcext:value-type="float">
            <text:p>14.27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8544" calcext:value-type="float">
            <text:p>14.25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94" calcext:value-type="float">
            <text:p>14.24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6352" calcext:value-type="float">
            <text:p>14.24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7-25 17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6352" calcext:value-type="float">
            <text:p>14.24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3304" calcext:value-type="float">
            <text:p>14.24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7208" calcext:value-type="float">
            <text:p>14.23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1112" calcext:value-type="float">
            <text:p>14.23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1968" calcext:value-type="float">
            <text:p>14.22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9776" calcext:value-type="float">
            <text:p>14.20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9776" calcext:value-type="float">
            <text:p>14.20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368" calcext:value-type="float">
            <text:p>14.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7584" calcext:value-type="float">
            <text:p>14.19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0632" calcext:value-type="float">
            <text:p>14.20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1112" calcext:value-type="float">
            <text:p>14.23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8064" calcext:value-type="float">
            <text:p>14.22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1968" calcext:value-type="float">
            <text:p>14.22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892" calcext:value-type="float">
            <text:p>14.21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6728" calcext:value-type="float">
            <text:p>14.20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6728" calcext:value-type="float">
            <text:p>14.20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5872" calcext:value-type="float">
            <text:p>14.21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5872" calcext:value-type="float">
            <text:p>14.21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5872" calcext:value-type="float">
            <text:p>14.21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7208" calcext:value-type="float">
            <text:p>14.23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5016" calcext:value-type="float">
            <text:p>14.22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892" calcext:value-type="float">
            <text:p>14.21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2824" calcext:value-type="float">
            <text:p>14.21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368" calcext:value-type="float">
            <text:p>14.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4536" calcext:value-type="float">
            <text:p>14.19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2344" calcext:value-type="float">
            <text:p>14.18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32" calcext:value-type="float">
            <text:p>14.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796" calcext:value-type="float">
            <text:p>14.15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3576" calcext:value-type="float">
            <text:p>14.13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9192" calcext:value-type="float">
            <text:p>14.10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7856" calcext:value-type="float">
            <text:p>14.08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652" calcext:value-type="float">
            <text:p>14.06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2136" calcext:value-type="float">
            <text:p>14.04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1656" calcext:value-type="float">
            <text:p>14.01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6416" calcext:value-type="float">
            <text:p>13.99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032" calcext:value-type="float">
            <text:p>13.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2032" calcext:value-type="float">
            <text:p>13.97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6792" calcext:value-type="float">
            <text:p>13.95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3264" calcext:value-type="float">
            <text:p>13.92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0592" calcext:value-type="float">
            <text:p>13.88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4496" calcext:value-type="float">
            <text:p>13.87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7064" calcext:value-type="float">
            <text:p>13.84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268" calcext:value-type="float">
            <text:p>13.82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4392" calcext:value-type="float">
            <text:p>13.80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9152" calcext:value-type="float">
            <text:p>13.78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696" calcext:value-type="float">
            <text:p>13.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4768" calcext:value-type="float">
            <text:p>13.76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5624" calcext:value-type="float">
            <text:p>13.75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4768" calcext:value-type="float">
            <text:p>13.76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2576" calcext:value-type="float">
            <text:p>13.75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7336" calcext:value-type="float">
            <text:p>13.73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6" calcext:value-type="float">
            <text:p>13.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4664" calcext:value-type="float">
            <text:p>13.69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9424" calcext:value-type="float">
            <text:p>13.67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504" calcext:value-type="float">
            <text:p>13.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98" calcext:value-type="float">
            <text:p>13.63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0656" calcext:value-type="float">
            <text:p>13.63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8464" calcext:value-type="float">
            <text:p>13.61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6272" calcext:value-type="float">
            <text:p>13.60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7984" calcext:value-type="float">
            <text:p>13.58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1888" calcext:value-type="float">
            <text:p>13.58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5-26 15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4936" calcext:value-type="float">
            <text:p>13.58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1888" calcext:value-type="float">
            <text:p>13.58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884" calcext:value-type="float">
            <text:p>13.57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9696" calcext:value-type="float">
            <text:p>13.56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9696" calcext:value-type="float">
            <text:p>13.56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9696" calcext:value-type="float">
            <text:p>13.56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836" calcext:value-type="float">
            <text:p>13.54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0928" calcext:value-type="float">
            <text:p>13.52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264" calcext:value-type="float">
            <text:p>13.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264" calcext:value-type="float">
            <text:p>13.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6544" calcext:value-type="float">
            <text:p>13.49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1304" calcext:value-type="float">
            <text:p>13.48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1304" calcext:value-type="float">
            <text:p>13.48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6544" calcext:value-type="float">
            <text:p>13.49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264" calcext:value-type="float">
            <text:p>13.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264" calcext:value-type="float">
            <text:p>13.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264" calcext:value-type="float">
            <text:p>13.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264" calcext:value-type="float">
            <text:p>13.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6544" calcext:value-type="float">
            <text:p>13.49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0448" calcext:value-type="float">
            <text:p>13.49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3496" calcext:value-type="float">
            <text:p>13.49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8736" calcext:value-type="float">
            <text:p>13.50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5688" calcext:value-type="float">
            <text:p>13.50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9592" calcext:value-type="float">
            <text:p>13.49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264" calcext:value-type="float">
            <text:p>13.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3496" calcext:value-type="float">
            <text:p>13.49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4352" calcext:value-type="float">
            <text:p>13.48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216" calcext:value-type="float">
            <text:p>13.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6064" calcext:value-type="float">
            <text:p>13.46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4-28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6064" calcext:value-type="float">
            <text:p>13.46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3016" calcext:value-type="float">
            <text:p>13.46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7776" calcext:value-type="float">
            <text:p>13.44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168" calcext:value-type="float">
            <text:p>13.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5584" calcext:value-type="float">
            <text:p>13.43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2536" calcext:value-type="float">
            <text:p>13.43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9488" calcext:value-type="float">
            <text:p>13.42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9488" calcext:value-type="float">
            <text:p>13.42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644" calcext:value-type="float">
            <text:p>13.42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0344" calcext:value-type="float">
            <text:p>13.42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596" calcext:value-type="float">
            <text:p>13.39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8152" calcext:value-type="float">
            <text:p>13.40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5104" calcext:value-type="float">
            <text:p>13.40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8152" calcext:value-type="float">
            <text:p>13.40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5104" calcext:value-type="float">
            <text:p>13.40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596" calcext:value-type="float">
            <text:p>13.39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9008" calcext:value-type="float">
            <text:p>13.39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596" calcext:value-type="float">
            <text:p>13.39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6816" calcext:value-type="float">
            <text:p>13.38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3768" calcext:value-type="float">
            <text:p>13.38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8528" calcext:value-type="float">
            <text:p>13.36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9384" calcext:value-type="float">
            <text:p>13.35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3288" calcext:value-type="float">
            <text:p>13.35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548" calcext:value-type="float">
            <text:p>13.36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596" calcext:value-type="float">
            <text:p>13.39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2056" calcext:value-type="float">
            <text:p>13.40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9864" calcext:value-type="float">
            <text:p>13.38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2056" calcext:value-type="float">
            <text:p>13.40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9864" calcext:value-type="float">
            <text:p>13.38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9864" calcext:value-type="float">
            <text:p>13.38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8152" calcext:value-type="float">
            <text:p>13.40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12" calcext:value-type="float">
            <text:p>13.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5104" calcext:value-type="float">
            <text:p>13.40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596" calcext:value-type="float">
            <text:p>13.39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9864" calcext:value-type="float">
            <text:p>13.38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9864" calcext:value-type="float">
            <text:p>13.38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2056" calcext:value-type="float">
            <text:p>13.40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0344" calcext:value-type="float">
            <text:p>13.42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644" calcext:value-type="float">
            <text:p>13.42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644" calcext:value-type="float">
            <text:p>13.42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12" calcext:value-type="float">
            <text:p>13.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5104" calcext:value-type="float">
            <text:p>13.40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8152" calcext:value-type="float">
            <text:p>13.40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9008" calcext:value-type="float">
            <text:p>13.39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4248" calcext:value-type="float">
            <text:p>13.41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0344" calcext:value-type="float">
            <text:p>13.42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0344" calcext:value-type="float">
            <text:p>13.42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3392" calcext:value-type="float">
            <text:p>13.42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3768" calcext:value-type="float">
            <text:p>13.38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12" calcext:value-type="float">
            <text:p>13.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7296" calcext:value-type="float">
            <text:p>13.41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2056" calcext:value-type="float">
            <text:p>13.40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4248" calcext:value-type="float">
            <text:p>13.41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7296" calcext:value-type="float">
            <text:p>13.41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644" calcext:value-type="float">
            <text:p>13.42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9488" calcext:value-type="float">
            <text:p>13.42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5584" calcext:value-type="float">
            <text:p>13.43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7296" calcext:value-type="float">
            <text:p>13.41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7296" calcext:value-type="float">
            <text:p>13.41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3392" calcext:value-type="float">
            <text:p>13.42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3392" calcext:value-type="float">
            <text:p>13.42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5584" calcext:value-type="float">
            <text:p>13.43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7776" calcext:value-type="float">
            <text:p>13.44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168" calcext:value-type="float">
            <text:p>13.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4728" calcext:value-type="float">
            <text:p>13.44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0824" calcext:value-type="float">
            <text:p>13.45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3872" calcext:value-type="float">
            <text:p>13.45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0824" calcext:value-type="float">
            <text:p>13.45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4728" calcext:value-type="float">
            <text:p>13.44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644" calcext:value-type="float">
            <text:p>13.42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12" calcext:value-type="float">
            <text:p>13.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8632" calcext:value-type="float">
            <text:p>13.43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3872" calcext:value-type="float">
            <text:p>13.45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9968" calcext:value-type="float">
            <text:p>13.45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692" calcext:value-type="float">
            <text:p>13.45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3016" calcext:value-type="float">
            <text:p>13.46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9488" calcext:value-type="float">
            <text:p>13.42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2536" calcext:value-type="float">
            <text:p>13.43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2536" calcext:value-type="float">
            <text:p>13.43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5584" calcext:value-type="float">
            <text:p>13.43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2-08 21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5584" calcext:value-type="float">
            <text:p>13.43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2536" calcext:value-type="float">
            <text:p>13.43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3872" calcext:value-type="float">
            <text:p>13.45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216" calcext:value-type="float">
            <text:p>13.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5208" calcext:value-type="float">
            <text:p>13.47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6064" calcext:value-type="float">
            <text:p>13.46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8256" calcext:value-type="float">
            <text:p>13.47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4352" calcext:value-type="float">
            <text:p>13.48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74" calcext:value-type="float">
            <text:p>13.48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1304" calcext:value-type="float">
            <text:p>13.48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0448" calcext:value-type="float">
            <text:p>13.49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5208" calcext:value-type="float">
            <text:p>13.47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3496" calcext:value-type="float">
            <text:p>13.49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1784" calcext:value-type="float">
            <text:p>13.51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8736" calcext:value-type="float">
            <text:p>13.50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5688" calcext:value-type="float">
            <text:p>13.50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5688" calcext:value-type="float">
            <text:p>13.50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0928" calcext:value-type="float">
            <text:p>13.52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312" calcext:value-type="float">
            <text:p>13.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836" calcext:value-type="float">
            <text:p>13.54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1408" calcext:value-type="float">
            <text:p>13.55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9696" calcext:value-type="float">
            <text:p>13.56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2744" calcext:value-type="float">
            <text:p>13.57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1408" calcext:value-type="float">
            <text:p>13.55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8464" calcext:value-type="float">
            <text:p>13.61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0656" calcext:value-type="float">
            <text:p>13.63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5416" calcext:value-type="float">
            <text:p>13.61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1512" calcext:value-type="float">
            <text:p>13.62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2848" calcext:value-type="float">
            <text:p>13.64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8944" calcext:value-type="float">
            <text:p>13.64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98" calcext:value-type="float">
            <text:p>13.63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4184" calcext:value-type="float">
            <text:p>13.66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028" calcext:value-type="float">
            <text:p>13.67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8944" calcext:value-type="float">
            <text:p>13.64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2848" calcext:value-type="float">
            <text:p>13.64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504" calcext:value-type="float">
            <text:p>13.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7232" calcext:value-type="float">
            <text:p>13.66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0656" calcext:value-type="float">
            <text:p>13.63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3328" calcext:value-type="float">
            <text:p>13.67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552" calcext:value-type="float">
            <text:p>13.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7712" calcext:value-type="float">
            <text:p>13.69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3808" calcext:value-type="float">
            <text:p>13.70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9048" calcext:value-type="float">
            <text:p>13.71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9904" calcext:value-type="float">
            <text:p>13.70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6" calcext:value-type="float">
            <text:p>13.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9048" calcext:value-type="float">
            <text:p>13.71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2096" calcext:value-type="float">
            <text:p>13.72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0384" calcext:value-type="float">
            <text:p>13.74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3432" calcext:value-type="float">
            <text:p>13.74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6" calcext:value-type="float">
            <text:p>13.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0384" calcext:value-type="float">
            <text:p>13.74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5624" calcext:value-type="float">
            <text:p>13.75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2576" calcext:value-type="float">
            <text:p>13.75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4768" calcext:value-type="float">
            <text:p>13.76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0864" calcext:value-type="float">
            <text:p>13.77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696" calcext:value-type="float">
            <text:p>13.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5248" calcext:value-type="float">
            <text:p>13.79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22" calcext:value-type="float">
            <text:p>13.79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4392" calcext:value-type="float">
            <text:p>13.80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1344" calcext:value-type="float">
            <text:p>13.80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744" calcext:value-type="float">
            <text:p>13.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268" calcext:value-type="float">
            <text:p>13.82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8776" calcext:value-type="float">
            <text:p>13.82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6208" calcext:value-type="float">
            <text:p>13.85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5352" calcext:value-type="float">
            <text:p>13.86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2304" calcext:value-type="float">
            <text:p>13.86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5352" calcext:value-type="float">
            <text:p>13.86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316" calcext:value-type="float">
            <text:p>13.85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6208" calcext:value-type="float">
            <text:p>13.85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316" calcext:value-type="float">
            <text:p>13.85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2304" calcext:value-type="float">
            <text:p>13.86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2304" calcext:value-type="float">
            <text:p>13.86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6208" calcext:value-type="float">
            <text:p>13.85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0112" calcext:value-type="float">
            <text:p>13.85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6208" calcext:value-type="float">
            <text:p>13.85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7064" calcext:value-type="float">
            <text:p>13.84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2304" calcext:value-type="float">
            <text:p>13.86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5352" calcext:value-type="float">
            <text:p>13.86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316" calcext:value-type="float">
            <text:p>13.85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0112" calcext:value-type="float">
            <text:p>13.85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5352" calcext:value-type="float">
            <text:p>13.86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84" calcext:value-type="float">
            <text:p>13.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9256" calcext:value-type="float">
            <text:p>13.85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316" calcext:value-type="float">
            <text:p>13.85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316" calcext:value-type="float">
            <text:p>13.85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11-16 18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7064" calcext:value-type="float">
            <text:p>13.84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11-16 11:54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0112" calcext:value-type="float">
            <text:p>13.85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11-15 11:54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1824" calcext:value-type="float">
            <text:p>13.83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11-14 11:54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5728" calcext:value-type="float">
            <text:p>13.82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11-13 11:54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744" calcext:value-type="float">
            <text:p>13.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11-12 11:54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1344" calcext:value-type="float">
            <text:p>13.80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11-11 11:54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744" calcext:value-type="float">
            <text:p>13.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11-10 11:54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1344" calcext:value-type="float">
            <text:p>13.80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11-09 11:54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1344" calcext:value-type="float">
            <text:p>13.80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11-08 11:54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5248" calcext:value-type="float">
            <text:p>13.79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11-07 11:54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3056" calcext:value-type="float">
            <text:p>13.78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11-06 11:54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5248" calcext:value-type="float">
            <text:p>13.79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11-05 11:54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5248" calcext:value-type="float">
            <text:p>13.79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11-04 11:54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9152" calcext:value-type="float">
            <text:p>13.78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11-03 11:54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22" calcext:value-type="float">
            <text:p>13.79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11-02 11:54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9152" calcext:value-type="float">
            <text:p>13.78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11-01 11:54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9152" calcext:value-type="float">
            <text:p>13.78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10-31 11:54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7816" calcext:value-type="float">
            <text:p>13.76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10-30 11:54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8672" calcext:value-type="float">
            <text:p>13.75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10-29 11:54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648" calcext:value-type="float">
            <text:p>13.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10-28 11:54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0864" calcext:value-type="float">
            <text:p>13.77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10-27 11:54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4768" calcext:value-type="float">
            <text:p>13.76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10-26 11:54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172" calcext:value-type="float">
            <text:p>13.76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10-25 17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696" calcext:value-type="float">
            <text:p>13.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10-25 11:54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3056" calcext:value-type="float">
            <text:p>13.78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10-24 11:54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9152" calcext:value-type="float">
            <text:p>13.78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10-23 11:54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0008" calcext:value-type="float">
            <text:p>13.78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10-22 11:54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696" calcext:value-type="float">
            <text:p>13.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10-21 11:54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6104" calcext:value-type="float">
            <text:p>13.78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10-20 11:54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3056" calcext:value-type="float">
            <text:p>13.78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10-19 11:54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6104" calcext:value-type="float">
            <text:p>13.78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10-18 11:54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0008" calcext:value-type="float">
            <text:p>13.78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10-17 11:54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696" calcext:value-type="float">
            <text:p>13.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10-16 11:54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7816" calcext:value-type="float">
            <text:p>13.76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10-15 11:54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3912" calcext:value-type="float">
            <text:p>13.77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10-14 11:54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3912" calcext:value-type="float">
            <text:p>13.77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10-13 11:54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0008" calcext:value-type="float">
            <text:p>13.78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10-12 11:54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696" calcext:value-type="float">
            <text:p>13.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10-11 11:54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0864" calcext:value-type="float">
            <text:p>13.77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10-10 11:54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4768" calcext:value-type="float">
            <text:p>13.76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10-09 11:54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7816" calcext:value-type="float">
            <text:p>13.76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10-08 11:54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3912" calcext:value-type="float">
            <text:p>13.77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10-07 11:54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1344" calcext:value-type="float">
            <text:p>13.80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10-06 11:54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1344" calcext:value-type="float">
            <text:p>13.80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10-05 11:54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5248" calcext:value-type="float">
            <text:p>13.79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10-04 11:54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6104" calcext:value-type="float">
            <text:p>13.78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10-03 11:54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4768" calcext:value-type="float">
            <text:p>13.76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10-02 11:54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2576" calcext:value-type="float">
            <text:p>13.75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10-01 11:54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3432" calcext:value-type="float">
            <text:p>13.74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9-30 11:54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124" calcext:value-type="float">
            <text:p>13.73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9-29 11:54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6" calcext:value-type="float">
            <text:p>13.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9-28 11:54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9904" calcext:value-type="float">
            <text:p>13.70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9-27 11:54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6" calcext:value-type="float">
            <text:p>13.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9-26 11:54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2952" calcext:value-type="float">
            <text:p>13.71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9-25 11:54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9904" calcext:value-type="float">
            <text:p>13.70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9-24 11:54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3808" calcext:value-type="float">
            <text:p>13.70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9-23 11:54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552" calcext:value-type="float">
            <text:p>13.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9-22 11:54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2472" calcext:value-type="float">
            <text:p>13.68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9-21 11:54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552" calcext:value-type="float">
            <text:p>13.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9-20 11:54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028" calcext:value-type="float">
            <text:p>13.67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9-19 11:54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8944" calcext:value-type="float">
            <text:p>13.64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9-18 11:54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98" calcext:value-type="float">
            <text:p>13.63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9-17 11:54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0656" calcext:value-type="float">
            <text:p>13.63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9-16 11:54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8464" calcext:value-type="float">
            <text:p>13.61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9-15 11:54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2368" calcext:value-type="float">
            <text:p>13.61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9-14 11:54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0176" calcext:value-type="float">
            <text:p>13.60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9-13 11:54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0176" calcext:value-type="float">
            <text:p>13.60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9-12 11:54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0176" calcext:value-type="float">
            <text:p>13.60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9-11 11:54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7128" calcext:value-type="float">
            <text:p>13.59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9-10 11:54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884" calcext:value-type="float">
            <text:p>13.57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9-09 11:54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9696" calcext:value-type="float">
            <text:p>13.56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9-08 11:54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0552" calcext:value-type="float">
            <text:p>13.56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9-07 11:54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836" calcext:value-type="float">
            <text:p>13.54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9-06 11:54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7024" calcext:value-type="float">
            <text:p>13.52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9-05 11:54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1784" calcext:value-type="float">
            <text:p>13.51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9-04 11:54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6544" calcext:value-type="float">
            <text:p>13.49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9-03 11:54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5208" calcext:value-type="float">
            <text:p>13.47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9-02 11:54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7776" calcext:value-type="float">
            <text:p>13.44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9-01 11:54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644" calcext:value-type="float">
            <text:p>13.42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8-31 11:54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0344" calcext:value-type="float">
            <text:p>13.42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8-30 11:54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7296" calcext:value-type="float">
            <text:p>13.41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8-29 11:54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12" calcext:value-type="float">
            <text:p>13.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8-28 11:54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5104" calcext:value-type="float">
            <text:p>13.40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8-27 11:54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9008" calcext:value-type="float">
            <text:p>13.39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8-26 11:54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596" calcext:value-type="float">
            <text:p>13.39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8-25 11:54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6816" calcext:value-type="float">
            <text:p>13.38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8-24 11:54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596" calcext:value-type="float">
            <text:p>13.39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8-23 11:54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6816" calcext:value-type="float">
            <text:p>13.38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8-22 11:54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3768" calcext:value-type="float">
            <text:p>13.38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8-21 11:54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7672" calcext:value-type="float">
            <text:p>13.37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8-20 11:54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4624" calcext:value-type="float">
            <text:p>13.37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8-19 11:54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7672" calcext:value-type="float">
            <text:p>13.37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8-18 11:54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6816" calcext:value-type="float">
            <text:p>13.38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8-17 11:54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6816" calcext:value-type="float">
            <text:p>13.38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8-16 11:54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072" calcext:value-type="float">
            <text:p>13.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8-15 11:54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7672" calcext:value-type="float">
            <text:p>13.37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8-14 11:54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1576" calcext:value-type="float">
            <text:p>13.37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8-13 11:54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548" calcext:value-type="float">
            <text:p>13.36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8-12 11:54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9384" calcext:value-type="float">
            <text:p>13.35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8-11 11:54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6336" calcext:value-type="float">
            <text:p>13.35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8-10 11:54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6336" calcext:value-type="float">
            <text:p>13.35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8-09 11:54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024" calcext:value-type="float">
            <text:p>13.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8-08 11:54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7192" calcext:value-type="float">
            <text:p>13.34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8-07 11:54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6336" calcext:value-type="float">
            <text:p>13.35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8-06 11:54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7672" calcext:value-type="float">
            <text:p>13.37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8-05 11:54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1576" calcext:value-type="float">
            <text:p>13.37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8-04 11:54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8528" calcext:value-type="float">
            <text:p>13.36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8-03 11:54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9008" calcext:value-type="float">
            <text:p>13.39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8-02 11:54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2912" calcext:value-type="float">
            <text:p>13.39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8-01 11:54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2912" calcext:value-type="float">
            <text:p>13.39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7-31 11:54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9008" calcext:value-type="float">
            <text:p>13.39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7-30 11:54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6816" calcext:value-type="float">
            <text:p>13.38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7-29 11:54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3768" calcext:value-type="float">
            <text:p>13.38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7-28 11:54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6816" calcext:value-type="float">
            <text:p>13.38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7-27 11:54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8152" calcext:value-type="float">
            <text:p>13.40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7-26 17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7296" calcext:value-type="float">
            <text:p>13.41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7-26 11:54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4248" calcext:value-type="float">
            <text:p>13.41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7-25 11:54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8152" calcext:value-type="float">
            <text:p>13.40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7-24 11:54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8152" calcext:value-type="float">
            <text:p>13.40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7-23 11:54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2056" calcext:value-type="float">
            <text:p>13.40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7-22 11:54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9008" calcext:value-type="float">
            <text:p>13.39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7-21 11:54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9864" calcext:value-type="float">
            <text:p>13.38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7-20 11:54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6816" calcext:value-type="float">
            <text:p>13.38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7-19 11:54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8152" calcext:value-type="float">
            <text:p>13.40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7-18 11:54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3392" calcext:value-type="float">
            <text:p>13.42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7-17 11:54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7296" calcext:value-type="float">
            <text:p>13.41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7-16 11:54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5104" calcext:value-type="float">
            <text:p>13.40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7-15 11:54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9008" calcext:value-type="float">
            <text:p>13.39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7-14 11:54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596" calcext:value-type="float">
            <text:p>13.39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7-13 11:54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2912" calcext:value-type="float">
            <text:p>13.39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7-12 11:54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7672" calcext:value-type="float">
            <text:p>13.37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7-11 11:54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072" calcext:value-type="float">
            <text:p>13.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7-10 11:54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4624" calcext:value-type="float">
            <text:p>13.37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7-09 11:54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548" calcext:value-type="float">
            <text:p>13.36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7-08 11:54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8152" calcext:value-type="float">
            <text:p>13.40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7-07 11:54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8152" calcext:value-type="float">
            <text:p>13.40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7-06 11:54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9008" calcext:value-type="float">
            <text:p>13.39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7-05 11:54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6816" calcext:value-type="float">
            <text:p>13.38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7-04 11:54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8528" calcext:value-type="float">
            <text:p>13.36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7-03 11:54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3288" calcext:value-type="float">
            <text:p>13.35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7-02 11:54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596" calcext:value-type="float">
            <text:p>13.39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7-01 11:54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9864" calcext:value-type="float">
            <text:p>13.38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6-30 11:54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3768" calcext:value-type="float">
            <text:p>13.38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6-29 11:54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7672" calcext:value-type="float">
            <text:p>13.37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6-28 11:54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8528" calcext:value-type="float">
            <text:p>13.36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6-27 11:54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1096" calcext:value-type="float">
            <text:p>13.34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6-26 11:54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1952" calcext:value-type="float">
            <text:p>13.33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6-25 11:54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5856" calcext:value-type="float">
            <text:p>13.32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6-24 11:54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6712" calcext:value-type="float">
            <text:p>13.31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6-23 11:54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1472" calcext:value-type="float">
            <text:p>13.30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6-22 11:54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6232" calcext:value-type="float">
            <text:p>13.28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6-21 11:54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0992" calcext:value-type="float">
            <text:p>13.27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6-20 11:54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404" calcext:value-type="float">
            <text:p>13.27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6-19 11:54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5752" calcext:value-type="float">
            <text:p>13.25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6-18 11:54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9656" calcext:value-type="float">
            <text:p>13.24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6-17 11:54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832" calcext:value-type="float">
            <text:p>13.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6-16 11:54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6128" calcext:value-type="float">
            <text:p>13.21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6-15 11:54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784" calcext:value-type="float">
            <text:p>13.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6-14 15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0888" calcext:value-type="float">
            <text:p>13.20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4-15 15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1872" calcext:value-type="float">
            <text:p>12.69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4-15 15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8824" calcext:value-type="float">
            <text:p>12.68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94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9828" meta:object-count="0"/>
    <meta:user-defined meta:name="AppVersion">3.0</meta:user-defined>
  </office:meta>
</office:document-meta>
</file>